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AB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B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AAF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A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J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K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AAL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AM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AV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AAXD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AX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AZ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E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G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I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N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O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P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RB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AB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W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BX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B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G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H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J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CKS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ACOU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ACPO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AC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E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FD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AFF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AFG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H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I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O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P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R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W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FY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FZ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E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H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AGH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A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H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I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CK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V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E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G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AML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AMM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AMQL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AMZ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ANA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AN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O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Q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W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X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Y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AO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BA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EH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EW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F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AG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AIS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B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AN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N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AOZ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AP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S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TZ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BAU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AY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A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BBER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BBF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H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BBK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BBKY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BNU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N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BQ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S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BU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BW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BX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Y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BZQ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BBZX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BCDB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BCFJ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BCGJ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BC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FAR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BFCS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BFD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I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M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O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O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T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X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FY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FZ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A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A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B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BGI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B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G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H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J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K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NA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BV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H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BNLF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BN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BNOQ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VB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X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BNYC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B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O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P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Q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S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V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W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Z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AN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CABL</text:p>
          </table:table-cell>
          <table:table-cell office:value-type="string" calcext:value-type="string">
            <text:p>OAI_112</text:p>
          </table:table-cell>
          <table:table-cell/>
        </table:table-row>
        <table:table-row table:style-name="ro1">
          <table:table-cell office:value-type="string" calcext:value-type="string">
            <text:p>CACL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CT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CW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D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E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CAFH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CAHN</text:p>
          </table:table-cell>
          <table:table-cell office:value-type="string" calcext:value-type="string">
            <text:p>AND3</text:p>
          </table:table-cell>
          <table:table-cell/>
        </table:table-row>
        <table:table-row table:style-name="ro1">
          <table:table-cell office:value-type="string" calcext:value-type="string">
            <text:p>CAJX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CAK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AK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K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N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Q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AR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ARY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AW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W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XV</text:p>
          </table:table-cell>
          <table:table-cell office:value-type="string" calcext:value-type="string">
            <text:p>NOR4</text:p>
          </table:table-cell>
          <table:table-cell/>
        </table:table-row>
        <table:table-row table:style-name="ro1">
          <table:table-cell office:value-type="string" calcext:value-type="string">
            <text:p>CAXW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CAZ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AZD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CBA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CBB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C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E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BGM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B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B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B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DM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CFE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CF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G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H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K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M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S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T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T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V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FZ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CG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CG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G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J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K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L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MC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E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K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O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MT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MV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V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MY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B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D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F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L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CNN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CNNO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CNR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R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S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CN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U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C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S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W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X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DO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DAD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DADQ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E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J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J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K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P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T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ATZ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AV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DK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E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E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F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F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DBH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BIS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JW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I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P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VA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DBWG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BZJ</text:p>
          </table:table-cell>
          <table:table-cell office:value-type="string" calcext:value-type="string">
            <text:p>OR4</text:p>
          </table:table-cell>
          <table:table-cell/>
        </table:table-row>
        <table:table-row table:style-name="ro1">
          <table:table-cell office:value-type="string" calcext:value-type="string">
            <text:p>DCB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CD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C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FQ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DCI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C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AA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AF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BW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DFF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DF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I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I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M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T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U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X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X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FY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FZ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A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B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D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E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GG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DGL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G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G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K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L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M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E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DMH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O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P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MQ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R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DMS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MT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A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DNA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AW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BO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DNB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DNC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C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D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DN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P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R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T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V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W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X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Y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Z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C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EJ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AH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LH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Q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EAMV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NE</text:p>
          </table:table-cell>
          <table:table-cell office:value-type="string" calcext:value-type="string">
            <text:p>NOR5</text:p>
          </table:table-cell>
          <table:table-cell/>
        </table:table-row>
        <table:table-row table:style-name="ro1">
          <table:table-cell office:value-type="string" calcext:value-type="string">
            <text:p>EAOI</text:p>
          </table:table-cell>
          <table:table-cell office:value-type="string" calcext:value-type="string">
            <text:p>NOR6</text:p>
          </table:table-cell>
          <table:table-cell/>
        </table:table-row>
        <table:table-row table:style-name="ro1">
          <table:table-cell office:value-type="string" calcext:value-type="string">
            <text:p>EAPY</text:p>
          </table:table-cell>
          <table:table-cell office:value-type="string" calcext:value-type="string">
            <text:p>NOR8</text:p>
          </table:table-cell>
          <table:table-cell/>
        </table:table-row>
        <table:table-row table:style-name="ro1">
          <table:table-cell office:value-type="string" calcext:value-type="string">
            <text:p>EAR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S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AV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AXC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B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CS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EBM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M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O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BQ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EBRW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EBS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V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X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B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E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CLE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ECM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Q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E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FE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FE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EFE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EFG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EFHT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EF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N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O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O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T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U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V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W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FY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FY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D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E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EG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EGG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EG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K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A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B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C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E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G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EMH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EMIZ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EMPN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EM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O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Q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T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U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W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A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D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FX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H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I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JN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L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AM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AO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AS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T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UH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AYT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FAZ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AZZ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AC</text:p>
          </table:table-cell>
          <table:table-cell office:value-type="string" calcext:value-type="string">
            <text:p>AOI14</text:p>
          </table:table-cell>
          <table:table-cell/>
        </table:table-row>
        <table:table-row table:style-name="ro1">
          <table:table-cell office:value-type="string" calcext:value-type="string">
            <text:p>FBB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BII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FBK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FBM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NP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FBP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BP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Q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BSD</text:p>
          </table:table-cell>
          <table:table-cell office:value-type="string" calcext:value-type="string">
            <text:p>CLOCK_BUF</text:p>
          </table:table-cell>
          <table:table-cell/>
        </table:table-row>
        <table:table-row table:style-name="ro1">
          <table:table-cell office:value-type="string" calcext:value-type="string">
            <text:p>FBSI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FBTA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WK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F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C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FCV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G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FFH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FFJ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K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FL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FFM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N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P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Q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UM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V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FV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B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C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F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GJ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FGJ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FGK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FG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G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K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MC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G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H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U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MW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FN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Q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S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T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V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W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Y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Z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J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AL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M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N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O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AS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AV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GAX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AY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GAZ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GB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B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DX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GBE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BE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GBGK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GBG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K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P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Q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G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GBTC</text:p>
          </table:table-cell>
          <table:table-cell office:value-type="string" calcext:value-type="string">
            <text:p>TRIBUF</text:p>
          </table:table-cell>
          <table:table-cell/>
        </table:table-row>
        <table:table-row table:style-name="ro1">
          <table:table-cell office:value-type="string" calcext:value-type="string">
            <text:p>GBT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BTL</text:p>
          </table:table-cell>
          <table:table-cell office:value-type="string" calcext:value-type="string">
            <text:p>BUF</text:p>
          </table:table-cell>
          <table:table-cell/>
        </table:table-row>
        <table:table-row table:style-name="ro1">
          <table:table-cell office:value-type="string" calcext:value-type="string">
            <text:p>GBUI</text:p>
          </table:table-cell>
          <table:table-cell office:value-type="string" calcext:value-type="string">
            <text:p>LATCH_wDIS_RST</text:p>
          </table:table-cell>
          <table:table-cell/>
        </table:table-row>
        <table:table-row table:style-name="ro1">
          <table:table-cell office:value-type="string" calcext:value-type="string">
            <text:p>GB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B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C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D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FA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D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GFC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GFE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I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J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K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L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L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FO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S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U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V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FW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FW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A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B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D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F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F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H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J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K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M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GN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O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P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GGRM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W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GY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H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H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I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J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MEX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I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N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N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O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O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S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T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U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MV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MX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MYD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B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B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I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I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K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P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GNS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GNS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GN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Q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V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X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Y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Z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AI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A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C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E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GP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HA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AKE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HA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L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AMT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HAN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AN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PY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QV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S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UU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HAXD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HAX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AZ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CA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C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EP</text:p>
          </table:table-cell>
          <table:table-cell office:value-type="string" calcext:value-type="string">
            <text:p>TRIBUF ?</text:p>
          </table:table-cell>
          <table:table-cell/>
        </table:table-row>
        <table:table-row table:style-name="ro1">
          <table:table-cell office:value-type="string" calcext:value-type="string">
            <text:p>HBF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G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BG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P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HBQ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BQ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B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B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C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FA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C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E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H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J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O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O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FP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Q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S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T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FW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FY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FZ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D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F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G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G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HGH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GK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GL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GM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N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HGR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R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GU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D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E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F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HHHL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HH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KS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HHK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HO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HO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T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HX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F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BX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HIEP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HI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G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L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O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P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HIP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I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J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K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L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A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B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D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HMD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HM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M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N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Q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S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V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X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Z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AA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IAN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O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AO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Q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Q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Q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A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IAR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AR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AR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A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AU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AY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A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BEP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G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HO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IBK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N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IBNQ</text:p>
          </table:table-cell>
          <table:table-cell office:value-type="string" calcext:value-type="string">
            <text:p>DEMUX ?</text:p>
          </table:table-cell>
          <table:table-cell/>
        </table:table-row>
        <table:table-row table:style-name="ro1">
          <table:table-cell office:value-type="string" calcext:value-type="string">
            <text:p>IBP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IBPR</text:p>
          </table:table-cell>
          <table:table-cell office:value-type="string" calcext:value-type="string">
            <text:p>NOT </text:p>
          </table:table-cell>
          <table:table-cell/>
        </table:table-row>
        <table:table-row table:style-name="ro1">
          <table:table-cell office:value-type="string" calcext:value-type="string">
            <text:p>IBP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IBSM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IBTS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IBU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BUD</text:p>
          </table:table-cell>
          <table:table-cell office:value-type="string" calcext:value-type="string">
            <text:p>BUFF</text:p>
          </table:table-cell>
          <table:table-cell/>
        </table:table-row>
        <table:table-row table:style-name="ro1">
          <table:table-cell office:value-type="string" calcext:value-type="string">
            <text:p>IBW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I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B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C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E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FC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C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E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F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I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M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Q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U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V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W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FY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FY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FZ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A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IGD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F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H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J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K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L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M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N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OJ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Q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S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U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IG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IG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I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J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K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B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DD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D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O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H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IML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IML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IM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P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S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T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U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W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X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AA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AEZ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F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G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GY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H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KD</text:p>
          </table:table-cell>
          <table:table-cell office:value-type="string" calcext:value-type="string">
            <text:p>NOR3</text:p>
          </table:table-cell>
          <table:table-cell/>
        </table:table-row>
        <table:table-row table:style-name="ro1">
          <table:table-cell office:value-type="string" calcext:value-type="string">
            <text:p>JA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MW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AO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Q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AU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AWP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AX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AX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JBC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BD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D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GX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BI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BI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NA</text:p>
          </table:table-cell>
          <table:table-cell office:value-type="string" calcext:value-type="string">
            <text:p>OAI112</text:p>
          </table:table-cell>
          <table:table-cell/>
        </table:table-row>
        <table:table-row table:style-name="ro1">
          <table:table-cell office:value-type="string" calcext:value-type="string">
            <text:p>JBN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PY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JBQ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JBQ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BR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JBS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BS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JBT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JB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B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C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D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F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CT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D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G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HM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K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L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Q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R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JFR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FS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C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G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JGJ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M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O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R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S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V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GY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GY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GY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A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B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C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D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D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HT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J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M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N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O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SJ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S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JHT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JHV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JH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H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K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L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B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B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G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I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JMIK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JM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I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J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JMKH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JM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M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N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Q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S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U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V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W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X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Y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Z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A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ADN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E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FF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H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AQE</text:p>
          </table:table-cell>
          <table:table-cell office:value-type="string" calcext:value-type="string">
            <text:p>OAI13</text:p>
          </table:table-cell>
          <table:table-cell/>
        </table:table-row>
        <table:table-row table:style-name="ro1">
          <table:table-cell office:value-type="string" calcext:value-type="string">
            <text:p>KARA</text:p>
          </table:table-cell>
          <table:table-cell office:value-type="string" calcext:value-type="string">
            <text:p>AND4</text:p>
          </table:table-cell>
          <table:table-cell/>
        </table:table-row>
        <table:table-row table:style-name="ro1">
          <table:table-cell office:value-type="string" calcext:value-type="string">
            <text:p>KARD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V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AWL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AX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K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E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I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K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L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BM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KBNZ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KBO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KBPI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KBS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TC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KBT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KBU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KBV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BW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KB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B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C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D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FBU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FCL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FCQ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F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G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MZ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OX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FY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FZ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C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F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GW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H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GK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ML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RR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S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XC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KGZ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GZ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AD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I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R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S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HXL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YE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HZ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A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CH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KID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K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K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A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B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C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D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EY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F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G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D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HW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L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NL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KMQ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R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U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KMVO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VR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KM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M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P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Q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R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S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T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V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X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Z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G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KV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R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S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TX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X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AYH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AZN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C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G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GJ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H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H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LB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BOP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BO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Q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LBW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BXR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LB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I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LCLC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LC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CNI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PE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L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V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LCQZ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CS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CSU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LCW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LDA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D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D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DR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Unused</text:p>
          </table:table-cell>
        </table:table-row>
        <table:table-row table:style-name="ro1">
          <table:table-cell office:value-type="string" calcext:value-type="string">
            <text:p>LFDU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C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O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H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IH</text:p>
          </table:table-cell>
          <table:table-cell office:value-type="string" calcext:value-type="string">
            <text:p>IAO22</text:p>
          </table:table-cell>
          <table:table-cell/>
        </table:table-row>
        <table:table-row table:style-name="ro1">
          <table:table-cell office:value-type="string" calcext:value-type="string">
            <text:p>LFI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FJ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J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LFL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MO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M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LFNW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Q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RR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U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LF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F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H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K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L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AV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F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FY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GT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PF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S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M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MU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MX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G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HX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KU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LG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N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Q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T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LNX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LN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NZ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LO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P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Q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R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S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T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U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V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X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Y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Z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A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B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G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G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G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H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J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M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AO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AOJ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V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MAW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AW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AX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MBB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C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DX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BEM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MBL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MBN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PY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BR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S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MBU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BUP</text:p>
          </table:table-cell>
          <table:table-cell office:value-type="string" calcext:value-type="string">
            <text:p>AOI_22</text:p>
          </table:table-cell>
          <table:table-cell/>
        </table:table-row>
        <table:table-row table:style-name="ro1">
          <table:table-cell office:value-type="string" calcext:value-type="string">
            <text:p>MBXS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MBZ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MCBW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MCCZ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MC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C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D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FA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FD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G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J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M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N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R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FSP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FU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FU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B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C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D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FY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HC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F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JX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J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N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Q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QM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Q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GRL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GS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GT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MGTU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I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Q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GV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GZ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HCW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MHD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EA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I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EK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E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G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G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MG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OR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OU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QP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T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G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HVV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HWQ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HXO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AG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CC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DS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EE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FC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MIIY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MIK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M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B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HE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L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MK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PG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Q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MS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MVN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M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FB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H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J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LE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NNS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NRD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BP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MOEA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MO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J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MO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R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S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V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W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Z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D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AEN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NAGK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JD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P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APZ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AQ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AU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NBB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CF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E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E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H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H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I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BI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I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J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BJ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KW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P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QA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RL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NBS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U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W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BWJ</text:p>
          </table:table-cell>
          <table:table-cell office:value-type="string" calcext:value-type="string">
            <text:p>BUFFER_INV</text:p>
          </table:table-cell>
          <table:table-cell/>
        </table:table-row>
        <table:table-row table:style-name="ro1">
          <table:table-cell office:value-type="string" calcext:value-type="string">
            <text:p>NBXE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NBZ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BZE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NC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C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C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D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FBB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FB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C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FC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J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K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OI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Q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RO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R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S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S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VQ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W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F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FX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FYA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NFY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GAK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B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NGBN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GZ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L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NGNP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NG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Q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Q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S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GV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GZ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CN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H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H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J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P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R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S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T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UE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NHV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H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H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J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K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L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AF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A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B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C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I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I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NMJ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LZ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N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NM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NMSM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NMT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N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M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N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P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W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X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Y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Z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A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ACG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I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CU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FM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G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H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ALA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MJ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M</text:p>
          </table:table-cell>
          <table:table-cell office:value-type="string" calcext:value-type="string">
            <text:p>LONG_BUF</text:p>
          </table:table-cell>
          <table:table-cell/>
        </table:table-row>
        <table:table-row table:style-name="ro1">
          <table:table-cell office:value-type="string" calcext:value-type="string">
            <text:p>OAN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O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AR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ATI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ATK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AUS</text:p>
          </table:table-cell>
          <table:table-cell office:value-type="string" calcext:value-type="string">
            <text:p>BUFF_wEN</text:p>
          </table:table-cell>
          <table:table-cell office:value-type="string" calcext:value-type="string">
            <text:p>enable high</text:p>
          </table:table-cell>
        </table:table-row>
        <table:table-row table:style-name="ro1">
          <table:table-cell office:value-type="string" calcext:value-type="string">
            <text:p>OAXV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AY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B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EE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E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BHN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I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BMI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BNR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BNU</text:p>
          </table:table-cell>
          <table:table-cell office:value-type="string" calcext:value-type="string">
            <text:p>OAI_2222</text:p>
          </table:table-cell>
          <table:table-cell/>
        </table:table-row>
        <table:table-row table:style-name="ro1">
          <table:table-cell office:value-type="string" calcext:value-type="string">
            <text:p>OBRC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W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OBX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BXZ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B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DM</text:p>
          </table:table-cell>
          <table:table-cell office:value-type="string" calcext:value-type="string">
            <text:p>AOI33</text:p>
          </table:table-cell>
          <table:table-cell/>
        </table:table-row>
        <table:table-row table:style-name="ro1">
          <table:table-cell office:value-type="string" calcext:value-type="string">
            <text:p>OCEG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F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CH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IS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CKT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L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LX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OCM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OCO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Q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RQ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RS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CSD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OCTG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OCTS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VK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OCWB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CXI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EQ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ODIB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JG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K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N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DQC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QZ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H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SN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DVU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A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WF</text:p>
          </table:table-cell>
          <table:table-cell office:value-type="string" calcext:value-type="string">
            <text:p>DLATCH_wDIS_RST</text:p>
          </table:table-cell>
          <table:table-cell/>
        </table:table-row>
        <table:table-row table:style-name="ro1">
          <table:table-cell office:value-type="string" calcext:value-type="string">
            <text:p>ODY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DY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D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EAE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OEAP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BY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CW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FL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F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F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GK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GU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HW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JI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KJ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MF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N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J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OU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OY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PS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Q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EU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XG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EYB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EZ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AD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JV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Q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UA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FUH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WO</text:p>
          </table:table-cell>
          <table:table-cell office:value-type="string" calcext:value-type="string">
            <text:p>DIR_BUF</text:p>
          </table:table-cell>
          <table:table-cell/>
        </table:table-row>
        <table:table-row table:style-name="ro1">
          <table:table-cell office:value-type="string" calcext:value-type="string">
            <text:p>OFXA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FZF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OGBZ</text:p>
          </table:table-cell>
          <table:table-cell office:value-type="string" calcext:value-type="string">
            <text:p>DLATCH</text:p>
          </table:table-cell>
          <table:table-cell/>
        </table:table-row>
        <table:table-row table:style-name="ro1">
          <table:table-cell office:value-type="string" calcext:value-type="string">
            <text:p>OG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G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Q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I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J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KES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H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IO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J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OKJ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MN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P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S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TR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TY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KU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KW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CL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C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DU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GV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H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K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M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O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R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SH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U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WI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W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LXX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LY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LYU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N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LZR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BB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OMDK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OMD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I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M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NC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OM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R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OMVB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OM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M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O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Q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S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T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V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X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Z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B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DW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E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E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GQ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J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AMQ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ASU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WC</text:p>
          </table:table-cell>
          <table:table-cell office:value-type="string" calcext:value-type="string">
            <text:p>NOR_LATCH</text:p>
          </table:table-cell>
          <table:table-cell/>
        </table:table-row>
        <table:table-row table:style-name="ro1">
          <table:table-cell office:value-type="string" calcext:value-type="string">
            <text:p>PAWH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PAZ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A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E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HD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HO</text:p>
          </table:table-cell>
          <table:table-cell office:value-type="string" calcext:value-type="string">
            <text:p>NAND6</text:p>
          </table:table-cell>
          <table:table-cell/>
        </table:table-row>
        <table:table-row table:style-name="ro1">
          <table:table-cell office:value-type="string" calcext:value-type="string">
            <text:p>PBHU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PBK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M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P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PBX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PB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B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C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D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M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F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G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H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J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BB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BG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J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PKEM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PKFR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PKIM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IX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JW</text:p>
          </table:table-cell>
          <table:table-cell office:value-type="string" calcext:value-type="string">
            <text:p>NAND5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B</text:p>
          </table:table-cell>
          <table:table-cell office:value-type="string" calcext:value-type="string">
            <text:p>NOR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KW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LL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B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MQ</text:p>
          </table:table-cell>
          <table:table-cell office:value-type="string" calcext:value-type="string">
            <text:p>NAND2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OX</text:p>
          </table:table-cell>
          <table:table-cell office:value-type="string" calcext:value-type="string">
            <text:p>NAND4</text:p>
          </table:table-cell>
          <table:table-cell office:value-type="string" calcext:value-type="string">
            <text:p>Should be moved</text:p>
          </table:table-cell>
        </table:table-row>
        <table:table-row table:style-name="ro1">
          <table:table-cell office:value-type="string" calcext:value-type="string">
            <text:p>PK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K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L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M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N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Q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T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U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V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W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X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Y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AA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BF</text:p>
          </table:table-cell>
          <table:table-cell office:value-type="string" calcext:value-type="string">
            <text:p>XNOR</text:p>
          </table:table-cell>
          <table:table-cell/>
        </table:table-row>
        <table:table-row table:style-name="ro1">
          <table:table-cell office:value-type="string" calcext:value-type="string">
            <text:p>QAGL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JS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KV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AMR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ANN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ATX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QAU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AZ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BI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BT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C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C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D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DE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QBH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JL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A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KC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K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OE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PR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QBRM</text:p>
          </table:table-cell>
          <table:table-cell office:value-type="string" calcext:value-type="string">
            <text:p>XOR</text:p>
          </table:table-cell>
          <table:table-cell/>
        </table:table-row>
        <table:table-row table:style-name="ro1">
          <table:table-cell office:value-type="string" calcext:value-type="string">
            <text:p>QBSN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QBV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QBZ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C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D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H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I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AG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QKAI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QKAT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B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QKC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QKE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GG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H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QKL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QKQM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Q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K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L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M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N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O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P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Q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R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S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T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U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V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W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X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Y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Z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AY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C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F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G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I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OR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PE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R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RV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SQ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AU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AWO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AZG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A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BJ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C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F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KX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MH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PF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RN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RR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S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ST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TB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RBT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BVA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RB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C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D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G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H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X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J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LP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RKM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M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MW</text:p>
          </table:table-cell>
          <table:table-cell office:value-type="string" calcext:value-type="string">
            <text:p>NOR8 ?</text:p>
          </table:table-cell>
          <table:table-cell/>
        </table:table-row>
        <table:table-row table:style-name="ro1">
          <table:table-cell office:value-type="string" calcext:value-type="string">
            <text:p>RKN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RKNZ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RKOE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P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P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QY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RKR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RKUL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RK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K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L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MX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N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R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S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U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P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W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X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D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Y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Z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AN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CW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H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IG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AL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MW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O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AOV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AU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AWV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EK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F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SBH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BJC</text:p>
          </table:table-cell>
          <table:table-cell office:value-type="string" calcext:value-type="string">
            <text:p>DFF_EN</text:p>
          </table:table-cell>
          <table:table-cell/>
        </table:table-row>
        <table:table-row table:style-name="ro1">
          <table:table-cell office:value-type="string" calcext:value-type="string">
            <text:p>SBM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QS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SBR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B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B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D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F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G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H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J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CA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CM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SKCS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D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SKDK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H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SKJF</text:p>
          </table:table-cell>
          <table:table-cell office:value-type="string" calcext:value-type="string">
            <text:p>DIFF_BUFF</text:p>
          </table:table-cell>
          <table:table-cell/>
        </table:table-row>
        <table:table-row table:style-name="ro1">
          <table:table-cell office:value-type="string" calcext:value-type="string">
            <text:p>SKKP</text:p>
          </table:table-cell>
          <table:table-cell office:value-type="string" calcext:value-type="string">
            <text:p>LATCH_ARRAY</text:p>
          </table:table-cell>
          <table:table-cell/>
        </table:table-row>
        <table:table-row table:style-name="ro1">
          <table:table-cell office:value-type="string" calcext:value-type="string">
            <text:p>SKKT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SKP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SKQJ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SK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K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R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Q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X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Y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Z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AD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AKV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MH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N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Q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ASP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AVF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AXO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BH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I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M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BO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BO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BPX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TBT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BUI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BVD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TB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B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C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D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J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G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J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AC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A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AT</text:p>
          </table:table-cell>
          <table:table-cell office:value-type="string" calcext:value-type="string">
            <text:p>NOR2</text:p>
          </table:table-cell>
          <table:table-cell/>
        </table:table-row>
        <table:table-row table:style-name="ro1">
          <table:table-cell office:value-type="string" calcext:value-type="string">
            <text:p>TKAY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BH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DG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TKFI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FN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TKG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TK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TKIB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TKI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TKJG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TK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KX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L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N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P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V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S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T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T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U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V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D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W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Q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X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N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S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Z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A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A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FT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N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D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AP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AWA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A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C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M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DP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F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ET</text:p>
          </table:table-cell>
          <table:table-cell office:value-type="string" calcext:value-type="string">
            <text:p>DEMUX</text:p>
          </table:table-cell>
          <table:table-cell/>
        </table:table-row>
        <table:table-row table:style-name="ro1">
          <table:table-cell office:value-type="string" calcext:value-type="string">
            <text:p>UBFW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GJ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M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N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UBP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B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B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C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C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E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F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M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G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H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P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I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J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KBI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KBP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G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H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L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UKO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V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W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Y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UKZF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B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ULGF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ULHH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ULHM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UL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L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C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G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B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F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O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Q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G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T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U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U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V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W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N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X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M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P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Y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J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Z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AA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AAG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C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A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FH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GU</text:p>
          </table:table-cell>
          <table:table-cell office:value-type="string" calcext:value-type="string">
            <text:p>NAND3</text:p>
          </table:table-cell>
          <table:table-cell/>
        </table:table-row>
        <table:table-row table:style-name="ro1">
          <table:table-cell office:value-type="string" calcext:value-type="string">
            <text:p>VAKQ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M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QL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SJ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VAS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AW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WW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X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VAYR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VAY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BU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CP</text:p>
          </table:table-cell>
          <table:table-cell office:value-type="string" calcext:value-type="string">
            <text:p>NAND2</text:p>
          </table:table-cell>
          <table:table-cell/>
        </table:table-row>
        <table:table-row table:style-name="ro1">
          <table:table-cell office:value-type="string" calcext:value-type="string">
            <text:p>VBHG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I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B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M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B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C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O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F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G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H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D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G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BO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CI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VKDC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D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EQ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H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VKID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K</text:p>
          </table:table-cell>
          <table:table-cell office:value-type="string" calcext:value-type="string">
            <text:p>ADDER</text:p>
          </table:table-cell>
          <table:table-cell/>
        </table:table-row>
        <table:table-row table:style-name="ro1">
          <table:table-cell office:value-type="string" calcext:value-type="string">
            <text:p>VKJX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VKL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K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H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L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A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M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K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N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B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E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Q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J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T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S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V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UY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K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V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W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X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F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M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R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Y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B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E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Z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AH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WAJ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MB</text:p>
          </table:table-cell>
          <table:table-cell office:value-type="string" calcext:value-type="string">
            <text:p>AOI22</text:p>
          </table:table-cell>
          <table:table-cell/>
        </table:table-row>
        <table:table-row table:style-name="ro1">
          <table:table-cell office:value-type="string" calcext:value-type="string">
            <text:p>WAO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RX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ATU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AWQ</text:p>
          </table:table-cell>
          <table:table-cell office:value-type="string" calcext:value-type="string">
            <text:p>AND2</text:p>
          </table:table-cell>
          <table:table-cell/>
        </table:table-row>
        <table:table-row table:style-name="ro1">
          <table:table-cell office:value-type="string" calcext:value-type="string">
            <text:p>WAX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AYX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AZZ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E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G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BI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WBNN</text:p>
          </table:table-cell>
          <table:table-cell office:value-type="string" calcext:value-type="string">
            <text:p>NAND4</text:p>
          </table:table-cell>
          <table:table-cell/>
        </table:table-row>
        <table:table-row table:style-name="ro1">
          <table:table-cell office:value-type="string" calcext:value-type="string">
            <text:p>WBOJ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WBRU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UZ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BXS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WCFG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J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LL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B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WC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S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C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G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D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F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C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GV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F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P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R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H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I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KCF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HB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H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HO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JZ</text:p>
          </table:table-cell>
          <table:table-cell office:value-type="string" calcext:value-type="string">
            <text:p>CLK_BUF</text:p>
          </table:table-cell>
          <table:table-cell/>
        </table:table-row>
        <table:table-row table:style-name="ro1">
          <table:table-cell office:value-type="string" calcext:value-type="string">
            <text:p>WKK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M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B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WKNO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WKSN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WK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B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Q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L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M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P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Y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C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Q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J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RZ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O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Y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S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C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W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T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C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W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U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G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V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D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W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H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XX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J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Y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J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Z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AAX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XABG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C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F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GK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I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J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N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XAOJ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XAOP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ARF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N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BQ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DH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FC</text:p>
          </table:table-cell>
          <table:table-cell office:value-type="string" calcext:value-type="string">
            <text:p>NAND5</text:p>
          </table:table-cell>
          <table:table-cell/>
        </table:table-row>
        <table:table-row table:style-name="ro1">
          <table:table-cell office:value-type="string" calcext:value-type="string">
            <text:p>XB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K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B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C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D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I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R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E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B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H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K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F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N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GV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H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J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L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N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I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J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BP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DB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GP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IG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XKIN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B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C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E</text:p>
          </table:table-cell>
          <table:table-cell office:value-type="string" calcext:value-type="string">
            <text:p>OR3</text:p>
          </table:table-cell>
          <table:table-cell/>
        </table:table-row>
        <table:table-row table:style-name="ro1">
          <table:table-cell office:value-type="string" calcext:value-type="string">
            <text:p>XK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K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F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S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T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LZ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H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M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K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U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Y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F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V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O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P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C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F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H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Q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B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R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R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S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O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S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TY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A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Q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T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UX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J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Q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W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X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V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C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Q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WY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X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T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Y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B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Q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R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W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Z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AAV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YAOH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AP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P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RP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RY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T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U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V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AW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AWS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BP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DC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EH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HJ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KL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NR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YBOB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YBOV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B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M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O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S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C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B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O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W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Y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D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E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I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T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U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W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FZ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A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D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Q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R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V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G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I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Q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S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HZ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F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U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IV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D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F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K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J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A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C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BE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C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D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FE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HM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JS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K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YKMY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NB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OE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YKQD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YKQM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YK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V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W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Y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K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G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J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O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P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Q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L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B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N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M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E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N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U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Y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N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L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X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J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N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O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X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P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H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J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S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U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W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QX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B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C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Q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T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W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RX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C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H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I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J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L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Q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V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SY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B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F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H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K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L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O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X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T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A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I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UZ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G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P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R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U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W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V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A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B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H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J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W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A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E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S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X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G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Y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Y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D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F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L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N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ZX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AT</text:p>
          </table:table-cell>
          <table:table-cell office:value-type="string" calcext:value-type="string">
            <text:p>BUFFER</text:p>
          </table:table-cell>
          <table:table-cell/>
        </table:table-row>
        <table:table-row table:style-name="ro1">
          <table:table-cell office:value-type="string" calcext:value-type="string">
            <text:p>ZACG</text:p>
          </table:table-cell>
          <table:table-cell office:value-type="string" calcext:value-type="string">
            <text:p>BUFF_DLY</text:p>
          </table:table-cell>
          <table:table-cell/>
        </table:table-row>
        <table:table-row table:style-name="ro1">
          <table:table-cell office:value-type="string" calcext:value-type="string">
            <text:p>ZAEM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GK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ID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I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KT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LT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P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PZ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QA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VO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AXL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AYR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BY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EQ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FI</text:p>
          </table:table-cell>
          <table:table-cell office:value-type="string" calcext:value-type="string">
            <text:p>DFF</text:p>
          </table:table-cell>
          <table:table-cell/>
        </table:table-row>
        <table:table-row table:style-name="ro1">
          <table:table-cell office:value-type="string" calcext:value-type="string">
            <text:p>ZBKU</text:p>
          </table:table-cell>
          <table:table-cell office:value-type="string" calcext:value-type="string">
            <text:p>BUFF_wEN</text:p>
          </table:table-cell>
          <table:table-cell/>
        </table:table-row>
        <table:table-row table:style-name="ro1">
          <table:table-cell office:value-type="string" calcext:value-type="string">
            <text:p>ZBMI</text:p>
          </table:table-cell>
          <table:table-cell office:value-type="string" calcext:value-type="string">
            <text:p>OR2</text:p>
          </table:table-cell>
          <table:table-cell/>
        </table:table-row>
        <table:table-row table:style-name="ro1">
          <table:table-cell office:value-type="string" calcext:value-type="string">
            <text:p>ZB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B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J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K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M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U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V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W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CZ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B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L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W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Y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D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B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L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P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Q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W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Y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A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D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F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G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L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M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N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Q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F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F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M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O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P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Q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U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G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G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M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H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B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D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J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K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S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F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G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O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Q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S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J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BA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BW</text:p>
          </table:table-cell>
          <table:table-cell office:value-type="string" calcext:value-type="string">
            <text:p>MUX</text:p>
          </table:table-cell>
          <table:table-cell/>
        </table:table-row>
        <table:table-row table:style-name="ro1">
          <table:table-cell office:value-type="string" calcext:value-type="string">
            <text:p>ZKDB</text:p>
          </table:table-cell>
          <table:table-cell office:value-type="string" calcext:value-type="string">
            <text:p>NOT</text:p>
          </table:table-cell>
          <table:table-cell/>
        </table:table-row>
        <table:table-row table:style-name="ro1">
          <table:table-cell office:value-type="string" calcext:value-type="string">
            <text:p>ZKEK</text:p>
          </table:table-cell>
          <table:table-cell office:value-type="string" calcext:value-type="string">
            <text:p>TRIBUF_ARRAY</text:p>
          </table:table-cell>
          <table:table-cell/>
        </table:table-row>
        <table:table-row table:style-name="ro1">
          <table:table-cell office:value-type="string" calcext:value-type="string">
            <text:p>ZKF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F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G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N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U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W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KZ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C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E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G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K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O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T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V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L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N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T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X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MZ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E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H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K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U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V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X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NZ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A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G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J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O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Q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R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Y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OZ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C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F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Q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S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X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Y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PZ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C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D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F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H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I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K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N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P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QZ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D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H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K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V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A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F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H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I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K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L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Q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T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W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X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SY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C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D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H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L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X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TZ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E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G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H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I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J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T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U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V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J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K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L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P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S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T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U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V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X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Y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VZ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B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GZ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H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J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K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L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M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T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V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W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WZ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B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G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M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Q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R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T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XZ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A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F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G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K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X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YZ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C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DQ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G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I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Q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U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VJ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W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X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ZYU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7:02:18.022043322</meta:creation-date>
    <dc:date>2023-08-09T00:15:45.028949963</dc:date>
    <meta:editing-duration>P5DT13H54M23S</meta:editing-duration>
    <meta:editing-cycles>97</meta:editing-cycles>
    <meta:generator>LibreOffice/7.3.7.2$Linux_X86_64 LibreOffice_project/30$Build-2</meta:generator>
    <meta:document-statistic meta:table-count="1" meta:cell-count="11602" meta:object-count="0"/>
  </office:meta>
</office:document-meta>
</file>